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4.1252in"/>
        </style:tab-stops>
      </style:paragraph-properties>
    </style:style>
    <style:style style:name="P2" style:family="paragraph">
      <loext:graphic-properties draw:fill-color="#ff3333"/>
    </style:style>
    <style:style style:name="P3" style:family="paragraph">
      <style:paragraph-properties fo:text-align="center"/>
    </style:style>
    <style:style style:name="P4" style:family="paragraph">
      <loext:graphic-properties draw:fill-color="#579d1c"/>
      <style:paragraph-properties fo:text-align="center"/>
    </style:style>
    <style:style style:name="P5" style:family="paragraph">
      <loext:graphic-properties draw:fill-color="#006600"/>
    </style:style>
    <style:style style:name="P6" style:family="paragraph">
      <loext:graphic-properties draw:fill-color="#ff00ff"/>
    </style:style>
    <style:style style:name="gr1" style:family="graphic">
      <style:graphic-properties draw:textarea-horizontal-align="justify" draw:textarea-vertical-align="middle" draw:auto-grow-height="false" fo:min-height="0.6402in" fo:min-width="0.7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3333" draw:textarea-horizontal-align="justify" draw:textarea-vertical-align="middle" draw:auto-grow-height="false" fo:min-height="0.489in" fo:min-width="0.7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272in" fo:min-width="0.7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333" draw:textarea-horizontal-align="justify" draw:textarea-vertical-align="middle" draw:auto-grow-height="false" fo:min-height="0.6402in" fo:min-width="0.7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178in" fo:min-width="0.4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2193in" fo:min-width="0.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draw:auto-grow-height="false" fo:min-height="0.4071in" fo:min-width="1.5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vertical-align="middle" draw:auto-grow-height="false" fo:min-height="0.2299in" fo:min-width="0.6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vertical-align="middle" draw:auto-grow-height="false" fo:min-height="0.2402in" fo:min-width="0.6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vertical-align="middle" draw:auto-grow-height="false" fo:min-height="0.2299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vertical-align="middle" draw:auto-grow-height="false" fo:min-height="0.4173in" fo:min-width="0.6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vertical-align="middle" draw:auto-grow-height="false" fo:min-height="0.4165in" fo:min-width="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vertical-align="middle" draw:auto-grow-height="false" fo:min-height="0.4165in" fo:min-width="0.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006600" draw:textarea-horizontal-align="justify" draw:textarea-vertical-align="middle" draw:auto-grow-height="false" fo:min-height="0.1154in" fo:min-width="0.7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vertical-align="middle" draw:auto-grow-height="false" fo:min-height="0.3339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1098in" fo:min-width="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252in" fo:min-width="0.3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vertical-align="middle" draw:auto-grow-height="false" fo:min-height="0.3543in" fo:min-width="0.2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vertical-align="middle" draw:auto-grow-height="false" fo:min-height="0.2917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f00ff" draw:textarea-horizontal-align="justify" draw:textarea-vertical-align="middle" draw:auto-grow-height="false" fo:min-height="0.1772in" fo:min-width="0.8228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Shape2" draw:style-name="gr1" svg:width="0.813in" svg:height="0.7087in" svg:x="0.4126in" svg:y="5.6717in"><text:p>Conv A1</text:p><text:p>16*16*12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2" draw:text-style-name="P2" svg:width="0.813in" svg:height="0.5421in" svg:x="-0.5583in" svg:y="5.6925in"><text:p>INPUT 1</text:p><text:p>192*192*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2" draw:style-name="gr1" svg:width="0.813in" svg:height="0.7087in" svg:x="1.3374in" svg:y="5.6717in"><text:p>Conv A2</text:p><text:p>4*4*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2" draw:style-name="gr4" draw:text-style-name="P2" svg:width="0.813in" svg:height="0.7087in" svg:x="9.6709in" svg:y="5.7236in"><text:p>OUTPUT 1</text:p><text:p>192*192*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2" draw:style-name="gr4" draw:text-style-name="P2" svg:width="0.813in" svg:height="0.7087in" svg:x="9.65in" svg:y="7.2445in"><text:p>OUTPUT 2</text:p><text:p>192*192*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2" draw:style-name="gr1" svg:width="0.813in" svg:height="0.7087in" svg:x="7.1602in" svg:y="7.2445in"><text:p>Conv D4</text:p><text:p>192*192*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1" svg:width="0.813in" svg:height="0.7087in" svg:x="6.1189in" svg:y="7.2236in"><text:p>Conv D3</text:p><text:p>64*64*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2" draw:style-name="gr1" svg:width="0.813in" svg:height="0.7087in" svg:x="5.1398in" svg:y="7.2547in"><text:p>Conv D2</text:p><text:p>32*32*12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2" draw:style-name="gr1" svg:width="0.813in" svg:height="0.7087in" svg:x="4.098in" svg:y="7.2547in"><text:p>Conv D1</text:p><text:p>16*16*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2" draw:style-name="gr1" svg:width="0.813in" svg:height="0.7087in" svg:x="7.1083in" svg:y="5.7339in"><text:p>Conv C4</text:p><text:p>96*96*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2" draw:style-name="gr1" svg:width="0.813in" svg:height="0.7087in" svg:x="6.1602in" svg:y="5.7445in"><text:p>Conv C3</text:p><text:p>48*48*12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2" draw:style-name="gr1" svg:width="0.813in" svg:height="0.7087in" svg:x="5.1709in" svg:y="5.7445in"><text:p>Conv C2</text:p><text:p>24*24*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2" draw:style-name="gr1" svg:width="0.813in" svg:height="0.7087in" svg:x="4.1917in" svg:y="5.7339in"><text:p>Conv C1</text:p><text:p>8*8*51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4" draw:style-name="gr5" draw:text-style-name="P3" svg:width="0.4169in" svg:height="0.1776in" svg:x="0.1217in" svg:y="5.4945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5" draw:name="Shape5" draw:style-name="gr6" draw:text-style-name="P3" svg:width="0.6043in" svg:height="0.2189in" svg:x="1.0693in" svg:y="5.4528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6" draw:name="Shape7" draw:style-name="gr7" draw:text-style-name="P3" svg:width="1.524in" svg:height="0.4067in" svg:x="2.15in" svg:y="5.8484in"><text:p/><draw:enhanced-geometry svg:viewBox="0 0 21600 21600" draw:text-areas="0 0 21600 21600" draw:type="circular-arrow" draw:modifiers="-176.73364645439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7" draw:name="Shape8" draw:style-name="gr8" draw:text-style-name="P3" svg:width="0.615in" svg:height="0.2295in" svg:x="4.8299in" svg:y="5.515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8" draw:name="Shape9" draw:style-name="gr9" draw:text-style-name="P3" svg:width="0.6878in" svg:height="0.2398in" svg:x="5.8193in" svg:y="5.5047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9" draw:name="Shape10" draw:style-name="gr10" draw:text-style-name="P3" svg:width="0.6776in" svg:height="0.2295in" svg:x="6.7465in" svg:y="5.5047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0" draw:name="Shape11" draw:style-name="gr11" draw:text-style-name="P3" svg:width="0.615in" svg:height="0.4169in" svg:x="4.7047in" svg:y="7.9008in"><text:p/><draw:enhanced-geometry svg:viewBox="0 0 21600 21600" draw:mirror-vertic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1" draw:name="Shape12" draw:style-name="gr12" draw:text-style-name="P3" svg:width="0.6043in" svg:height="0.4169in" svg:x="5.8299in" svg:y="7.9319in"><text:p/><draw:enhanced-geometry svg:viewBox="0 0 21600 21600" draw:mirror-vertic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2" draw:name="Shape13" draw:style-name="gr13" draw:text-style-name="P3" svg:width="0.5524in" svg:height="0.4169in" svg:x="6.8091in" svg:y="7.9319in"><text:p/><draw:enhanced-geometry svg:viewBox="0 0 21600 21600" draw:mirror-vertic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path text:anchor-type="paragraph" draw:z-index="23" draw:name="Shape1" draw:style-name="gr14" draw:text-style-name="P4" svg:width="8.6756in" svg:height="2.3433in" draw:transform="skewX (2.83964351071342E-017) rotate (0.197396738400559) translate (-0.296026954230497in 4.99000637927112in)" svg:viewBox="0 0 22037 5953" svg:d="M0 956c403 28 612-459 986-478 338-16 567-228 887-254 315-25 609-240 929-192 302 46 595-17 893-10 325 8 648-6 975-21 321-15 610 128 929 78 297-46 577 66 872 93 305 29 601 169 908 182 305 13 602 44 892 125 300 82 579 99 893 124 348 28 668 66 1001 119 310 50 622 129 934 187 277 52 551 131 835 140 292 10 574 91 862 146 308 58 623 124 934 186 380 76 759 152 1141 229 364 72 725 145 1090 218 362 72 722 167 1090 218 374 51 714 170 1074 295 370 129 720 257 1084 379 344 115 586 428 908 586 349 172 624 391 867 659 230 255 583 430 680 784 92 337 365 600 373 965l-20 239"><text:p/></draw:path><draw:custom-shape text:anchor-type="paragraph" draw:z-index="24" draw:name="Shape3" draw:style-name="gr15" draw:text-style-name="P5" svg:width="0.8961in" svg:height="0.2295in" svg:x="3.9862in" svg:y="4.379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2" draw:style-name="gr1" svg:width="0.813in" svg:height="0.7087in" svg:x="8.1602in" svg:y="5.7547in"><text:p>Conv C5</text:p><text:p>192*192*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Shape2" draw:style-name="gr1" svg:width="0.813in" svg:height="0.7087in" svg:x="8.3063in" svg:y="7.2654in"><text:p>Conv D5</text:p><text:p>192*192*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10" draw:style-name="gr16" draw:text-style-name="P3" svg:width="0.6776in" svg:height="0.3335in" svg:x="7.8299in" svg:y="7.9736in"><text:p/><draw:enhanced-geometry svg:viewBox="0 0 21600 21600" draw:mirror-vertic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8" draw:name="Shape10" draw:style-name="gr10" draw:text-style-name="P3" svg:width="0.6776in" svg:height="0.2295in" svg:x="7.6319in" svg:y="5.5047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9" draw:name="Shape16" draw:style-name="gr17" svg:width="0.4169in" svg:height="0.2189in" svg:x="9.1217in" svg:y="6.004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name="Shape17" draw:style-name="gr18" svg:width="0.3441in" svg:height="0.2504in" svg:x="9.2362in" svg:y="7.5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18" draw:style-name="gr19" draw:text-style-name="P3" svg:width="0.237in" svg:height="0.3543in" svg:x="3.9472in" svg:y="5.9319in"><text:p/><draw:enhanced-geometry svg:viewBox="0 0 841 854" draw:mirror-horizontal="false" draw:mirror-vertical="true" draw:type="non-primitive" draw:enhanced-path="M 517 247 L 517 415 264 415 264 0 0 0 0 680 517 680 517 854 841 547 517 247 Z N"/></draw:custom-shape><draw:custom-shape text:anchor-type="paragraph" draw:z-index="32" draw:name="Shape19" draw:style-name="gr20" draw:text-style-name="P3" svg:width="0.3024in" svg:height="0.2921in" svg:x="3.8508in" svg:y="7.2965in"><text:p/><draw:enhanced-geometry svg:viewBox="0 0 841 854" draw:mirror-horizontal="false" draw:mirror-vertical="false" draw:type="non-primitive" draw:enhanced-path="M 517 247 L 517 415 264 415 264 0 0 0 0 680 517 680 517 854 841 547 517 247 Z N"/></draw:custom-shape><draw:custom-shape text:anchor-type="paragraph" draw:z-index="3" draw:name="Shape2" draw:style-name="gr3" svg:width="0.8543in" svg:height="1.0106in" svg:x="3.3299in" svg:y="6.2862in"><text:p>FullCon M2</text:p><text:p/><text:p>51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6" draw:style-name="gr21" draw:text-style-name="P6" svg:width="0.8232in" svg:height="0.1776in" svg:x="-0.0035in" svg:y="5.2028in"><text:p>128,12*12</text:p><draw:enhanced-geometry svg:viewBox="0 0 21600 21600" draw:type="rectangle" draw:enhanced-path="M 0 0 L 21600 0 21600 21600 0 21600 0 0 Z N"/></draw:custom-shape><draw:custom-shape text:anchor-type="paragraph" draw:z-index="34" draw:name="Shape6" draw:style-name="gr21" draw:text-style-name="P6" svg:width="0.8232in" svg:height="0.1776in" svg:x="3.611in" svg:y="5.4736in"><text:p>512,8*8</text:p><draw:enhanced-geometry svg:viewBox="0 0 21600 21600" draw:type="rectangle" draw:enhanced-path="M 0 0 L 21600 0 21600 21600 0 21600 0 0 Z N"/></draw:custom-shape><draw:custom-shape text:anchor-type="paragraph" draw:z-index="35" draw:name="Shape6" draw:style-name="gr21" draw:text-style-name="P6" svg:width="0.8232in" svg:height="0.1776in" svg:x="7.611in" svg:y="5.2756in"><text:p>1,2*2</text:p><draw:enhanced-geometry svg:viewBox="0 0 21600 21600" draw:type="rectangle" draw:enhanced-path="M 0 0 L 21600 0 21600 21600 0 21600 0 0 Z N"/></draw:custom-shape><draw:custom-shape text:anchor-type="paragraph" draw:z-index="36" draw:name="Shape6" draw:style-name="gr21" draw:text-style-name="P6" svg:width="0.8232in" svg:height="0.1776in" svg:x="6.6736in" svg:y="5.2654in"><text:p>32,2*2</text:p><draw:enhanced-geometry svg:viewBox="0 0 21600 21600" draw:type="rectangle" draw:enhanced-path="M 0 0 L 21600 0 21600 21600 0 21600 0 0 Z N"/></draw:custom-shape><draw:custom-shape text:anchor-type="paragraph" draw:z-index="37" draw:name="Shape6" draw:style-name="gr21" draw:text-style-name="P6" svg:width="0.8232in" svg:height="0.1776in" svg:x="5.7571in" svg:y="5.2862in"><text:p>128,2*2</text:p><draw:enhanced-geometry svg:viewBox="0 0 21600 21600" draw:type="rectangle" draw:enhanced-path="M 0 0 L 21600 0 21600 21600 0 21600 0 0 Z N"/></draw:custom-shape><draw:custom-shape text:anchor-type="paragraph" draw:z-index="38" draw:name="Shape6" draw:style-name="gr21" draw:text-style-name="P6" svg:width="0.8232in" svg:height="0.1776in" svg:x="4.7047in" svg:y="5.2965in"><text:p><text:s text:c="2"/>256,3*3</text:p><draw:enhanced-geometry svg:viewBox="0 0 21600 21600" draw:type="rectangle" draw:enhanced-path="M 0 0 L 21600 0 21600 21600 0 21600 0 0 Z N"/></draw:custom-shape><draw:custom-shape text:anchor-type="paragraph" draw:z-index="39" draw:name="Shape6" draw:style-name="gr21" draw:text-style-name="P6" svg:width="0.8232in" svg:height="0.1776in" svg:x="2.3299in" svg:y="5.5882in"><text:p>512,4*4</text:p><draw:enhanced-geometry svg:viewBox="0 0 21600 21600" draw:type="rectangle" draw:enhanced-path="M 0 0 L 21600 0 21600 21600 0 21600 0 0 Z N"/></draw:custom-shape><draw:custom-shape text:anchor-type="paragraph" draw:z-index="40" draw:name="Shape6" draw:style-name="gr21" draw:text-style-name="P6" svg:width="0.8232in" svg:height="0.1776in" svg:x="0.9445in" svg:y="5.2134in"><text:p>256,4*4</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6:54:41.402548462</meta:creation-date>
    <dc:date>2017-07-10T13:41:16.109511564</dc:date>
    <meta:editing-duration>PT49M29S</meta:editing-duration>
    <meta:editing-cycles>12</meta:editing-cycles>
    <meta:generator>LibreOffice/5.1.6.2$Linux_X86_64 LibreOffice_project/10m0$Build-2</meta:generator>
    <meta:document-statistic meta:table-count="0" meta:image-count="0" meta:object-count="0" meta:page-count="1" meta:paragraph-count="0" meta:word-count="0" meta:character-count="0" meta:non-whitespace-character-count="0"/>
  </office:meta>
</office:document-meta>
</file>